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2772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F143" table:end-x="0.985in" table:end-y="0.0185in" draw:z-index="0" draw:style-name="gr1" svg:width="7.711in" svg:height="23.2921in" svg:x="1.6654in" svg:y="0.0189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office:value-type="string">
            <text:p><text:s/>n= 10000000 <text:s/>tango: 736 splay: 58</text:p>
          </table:table-cell>
          <table:table-cell table:number-columns-repeated="1023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5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<text:s/>n= 1000 tango: 97 splay: 3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 tango: 172 splay: 5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 tango: 416 splay: 29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0 tango: 640 splay: 62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 table:number-rows-repeated="87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8/18/2020</text:date>, <text:time>16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M17S</meta:editing-duration>
    <meta:editing-cycles>28</meta:editing-cycles>
    <meta:generator>OpenOffice/4.1.7$Win32 OpenOffice.org_project/417m1$Build-9800</meta:generator>
    <dc:date>2020-08-18T16:54:24.28</dc:date>
    <dc:creator>andreas </dc:creator>
    <meta:document-statistic meta:table-count="3" meta:cell-count="11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